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size="24pt" style:font-size-asian="24pt"/>
    </style:style>
    <style:style style:name="P5" style:parent-style-name="Normal" style:family="paragraph">
      <style:paragraph-properties fo:text-align="center"/>
      <style:text-properties fo:font-size="24pt" style:font-size-asian="24pt"/>
    </style:style>
    <style:style style:name="P6" style:parent-style-name="Normal" style:family="paragraph">
      <style:paragraph-properties fo:text-align="center"/>
      <style:text-properties fo:font-size="24pt" style:font-size-asian="24pt"/>
    </style:style>
    <style:style style:name="P7" style:parent-style-name="Normal" style:family="paragraph">
      <style:paragraph-properties fo:text-align="center"/>
      <style:text-properties fo:font-size="24pt" style:font-size-asian="24pt"/>
    </style:style>
    <style:style style:name="P8" style:parent-style-name="Normal" style:family="paragraph">
      <style:paragraph-properties fo:text-align="center"/>
      <style:text-properties fo:font-size="24pt" style:font-size-asian="24pt"/>
    </style:style>
    <style:style style:name="P9" style:parent-style-name="Normal" style:family="paragraph">
      <style:paragraph-properties fo:text-align="center"/>
      <style:text-properties fo:font-size="24pt" style:font-size-asian="24pt"/>
    </style:style>
    <style:style style:name="P10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1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2" style:parent-style-name="Normal" style:family="paragraph">
      <style:paragraph-properties fo:text-align="center"/>
      <style:text-properties fo:font-weight="bold" style:font-weight-asian="bold" fo:font-size="24pt" style:font-size-asian="24pt"/>
    </style:style>
    <style:style style:name="P13" style:parent-style-name="Normal" style:family="paragraph">
      <style:paragraph-properties fo:text-align="center"/>
      <style:text-properties fo:font-size="26pt" style:font-size-asian="26pt"/>
    </style:style>
    <style:style style:name="P14" style:parent-style-name="Normal" style:family="paragraph">
      <style:paragraph-properties fo:text-align="center"/>
      <style:text-properties fo:font-size="26pt" style:font-size-asian="26pt"/>
    </style:style>
    <style:style style:name="P15" style:parent-style-name="Normal" style:family="paragraph">
      <style:paragraph-properties fo:text-align="center"/>
      <style:text-properties fo:font-size="26pt" style:font-size-asian="26pt"/>
    </style:style>
    <style:style style:name="P16" style:parent-style-name="Normal" style:family="paragraph">
      <style:paragraph-properties fo:text-align="center"/>
      <style:text-properties fo:font-size="26pt" style:font-size-asian="26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0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1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2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3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5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6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7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8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29" style:parent-style-name="TOC2" style:family="paragraph">
      <style:paragraph-properties>
        <style:tab-stops>
          <style:tab-stop style:type="right" style:leader-style="dotted" style:leader-text="." style:position="6.1402in"/>
        </style:tab-stops>
      </style:paragraph-properties>
    </style:style>
    <style:style style:name="P3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1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33" style:parent-style-name="Normal" style:family="paragraph">
      <style:paragraph-properties fo:break-before="page"/>
    </style:style>
    <style:style style:name="P34" style:parent-style-name="ListParagraph" style:family="paragraph">
      <style:text-properties fo:background-color="#FFFF00"/>
    </style:style>
    <style:style style:name="P35" style:parent-style-name="ListParagraph" style:family="paragraph">
      <style:text-properties fo:background-color="#FFFF00"/>
    </style:style>
    <style:style style:name="P36" style:parent-style-name="ListParagraph" style:family="paragraph">
      <style:text-properties fo:background-color="#FFFF00"/>
    </style:style>
    <style:style style:name="P37" style:parent-style-name="ListParagraph" style:family="paragraph">
      <style:text-properties fo:background-color="#FFFF00"/>
    </style:style>
    <style:style style:name="P38" style:parent-style-name="ListParagraph" style:family="paragraph"/>
    <style:style style:name="T39" style:parent-style-name="DefaultParagraphFont" style:family="text">
      <style:text-properties fo:background-color="#FFFF00"/>
    </style:style>
    <style:style style:name="P40" style:parent-style-name="ListParagraph" style:family="paragraph"/>
    <style:style style:name="P41" style:parent-style-name="ListParagraph" style:family="paragraph">
      <style:text-properties fo:background-color="#FFFF00"/>
    </style:style>
    <style:style style:name="P42" style:parent-style-name="ListParagraph" style:family="paragraph">
      <style:text-properties fo:background-color="#FFFF00"/>
    </style:style>
    <style:style style:name="P43" style:parent-style-name="ListParagraph" style:family="paragraph"/>
    <style:style style:name="P44" style:parent-style-name="ListParagraph" style:family="paragraph"/>
    <style:style style:name="P45" style:parent-style-name="ListParagraph" style:family="paragraph"/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P50" style:parent-style-name="ListParagraph" style:family="paragraph">
      <style:text-properties fo:background-color="#FFFF00"/>
    </style:style>
    <style:style style:name="P51" style:parent-style-name="ListParagraph" style:family="paragraph">
      <style:text-properties fo:background-color="#FFFF00"/>
    </style:style>
    <style:style style:name="P52" style:parent-style-name="ListParagraph" style:family="paragraph">
      <style:text-properties fo:background-color="#FFFF00"/>
    </style:style>
    <style:style style:name="T53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Fakulta Matematiky Fyziky a Informatiky</text:p>
      <text:p text:style-name="P5">Univerzita Komenského v Bratislave</text:p>
      <text:p text:style-name="P6"/>
      <text:p text:style-name="P7"/>
      <text:p text:style-name="P8"/>
      <text:p text:style-name="P9"/>
      <text:p text:style-name="P10"/>
      <text:p text:style-name="P11">Katalóg požiadaviek na projekt</text:p>
      <text:p text:style-name="P12">Softvér na tvorbu elektronickích publikácii</text:p>
      <text:p text:style-name="P13"/>
      <text:p text:style-name="P14"/>
      <text:p text:style-name="P15"/>
      <text:p text:style-name="P16"/>
      <text:p text:style-name="P17">Zimný semester 2014/2015</text:p>
      <text:p text:style-name="NoSpacing">Branislav Bohumel</text:p>
      <text:p text:style-name="NoSpacing">Roman Brojo<text:s/></text:p>
      <text:p text:style-name="NoSpacing">Matúš Plch</text:p>
      <text:p text:style-name="NoSpacing">Eduard Princ</text:p>
      <text:p text:style-name="TOCHeading"><text:span text:style-name="TitleChar">Obsah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401909278" office:target-frame-name="_top" xlink:show="replace"><text:span text:style-name="Hyperlink">1. Úvod</text:span><text:tab/>4</text:a></text:p>
          <text:p text:style-name="P19"><text:a xlink:href="#_Toc401909279" office:target-frame-name="_top" xlink:show="replace"><text:span text:style-name="Hyperlink">1.1 Účel dokumentu</text:span><text:tab/>4</text:a></text:p>
          <text:p text:style-name="P20"><text:a xlink:href="#_Toc401909280" office:target-frame-name="_top" xlink:show="replace"><text:span text:style-name="Hyperlink">1.2 Rozsah projektu</text:span><text:tab/>4</text:a></text:p>
          <text:p text:style-name="P21"><text:a xlink:href="#_Toc401909281" office:target-frame-name="_top" xlink:show="replace"><text:span text:style-name="Hyperlink">1.3 Definície a skratky</text:span><text:tab/>4</text:a></text:p>
          <text:p text:style-name="P22"><text:a xlink:href="#_Toc401909282" office:target-frame-name="_top" xlink:show="replace"><text:span text:style-name="Hyperlink">1.4 Odkazy</text:span><text:tab/>4</text:a></text:p>
          <text:p text:style-name="P23"><text:a xlink:href="#_Toc401909283" office:target-frame-name="_top" xlink:show="replace"><text:span text:style-name="Hyperlink">1.5 Prehlad zvysku dokumentu</text:span><text:tab/>4</text:a></text:p>
          <text:p text:style-name="P24"><text:a xlink:href="#_Toc401909284" office:target-frame-name="_top" xlink:show="replace"><text:span text:style-name="Hyperlink">2. Vseobecny popis</text:span><text:tab/>4</text:a></text:p>
          <text:p text:style-name="P25"><text:a xlink:href="#_Toc401909285" office:target-frame-name="_top" xlink:show="replace"><text:span text:style-name="Hyperlink">2.1 Perspektíva produktu</text:span><text:tab/>4</text:a></text:p>
          <text:p text:style-name="P26"><text:a xlink:href="#_Toc401909286" office:target-frame-name="_top" xlink:show="replace"><text:span text:style-name="Hyperlink">2.2 Funkcie produktu</text:span><text:tab/>4</text:a></text:p>
          <text:p text:style-name="P27"><text:a xlink:href="#_Toc401909287" office:target-frame-name="_top" xlink:show="replace"><text:span text:style-name="Hyperlink">2.3 Triedy pouzivatelov</text:span><text:tab/>4</text:a></text:p>
          <text:p text:style-name="P28"><text:a xlink:href="#_Toc401909288" office:target-frame-name="_top" xlink:show="replace"><text:span text:style-name="Hyperlink">2.4 Obmedzenia</text:span><text:tab/>4</text:a></text:p>
          <text:p text:style-name="P29"><text:a xlink:href="#_Toc401909289" office:target-frame-name="_top" xlink:show="replace"><text:span text:style-name="Hyperlink">2.5 Ocakávania a závislosti</text:span><text:tab/>4</text:a></text:p>
          <text:p text:style-name="P30"><text:a xlink:href="#_Toc401909290" office:target-frame-name="_top" xlink:show="replace"><text:span text:style-name="Hyperlink">3. Specificke poziadavky</text:span><text:tab/>4</text:a></text:p>
          <text:p text:style-name="P31"><text:a xlink:href="#_Toc401909291" office:target-frame-name="_top" xlink:show="replace"><text:span text:style-name="Hyperlink">4. Dodatky</text:span><text:tab/>4</text:a></text:p>
          <text:p text:style-name="P32"><text:a xlink:href="#_Toc401909292" office:target-frame-name="_top" xlink:show="replace"><text:span text:style-name="Hyperlink">5. Index</text:span><text:tab/>4</text:a></text:p>
        </text:index-body>
      </text:table-of-content>
      <text:p text:style-name="Normal"/>
      <text:p text:style-name="P33"/>
      <text:soft-page-break/>
      <text:list text:style-name="LFO1" text:continue-numbering="true">
        <text:list-item>
          <text:p text:style-name="P34">Vystup</text:p>
          <text:list text:continue-numbering="true">
            <text:list-item>
              <text:p text:style-name="P35">Html stranka na ktorej bude kopa textu rozdeleneho na kapitoly a podkapitoly co sa nebude dat kopirovat</text:p>
            </text:list-item>
            <text:list-item>
              <text:p text:style-name="P36">Upravitelny CSS aspon farba skinu</text:p>
            </text:list-item>
          </text:list>
        </text:list-item>
        <text:list-item>
          <text:p text:style-name="P37">Text</text:p>
          <text:list text:continue-numbering="true">
            <text:list-item>
              <text:p text:style-name="P38"><text:span text:style-name="T39">Nekopirovatelny</text:span></text:p>
            </text:list-item>
            <text:list-item>
              <text:p text:style-name="P40">Jednotny font a s nejakou moznostou nadpis/podnadpis/bold</text:p>
            </text:list-item>
            <text:list-item>
              <text:p text:style-name="P41">Hyprelinky na stranky / kapitoli / sekcie v nich</text:p>
            </text:list-item>
            <text:list-item>
              <text:p text:style-name="P42">Linky na slovnik (pop-up kliknutelny )</text:p>
            </text:list-item>
          </text:list>
        </text:list-item>
        <text:list-item>
          <text:p text:style-name="P43">Media v texte</text:p>
          <text:list text:continue-numbering="true">
            <text:list-item>
              <text:p text:style-name="P44">Obrazky</text:p>
            </text:list-item>
            <text:list-item>
              <text:p text:style-name="P45">Videa</text:p>
            </text:list-item>
            <text:list-item>
              <text:p text:style-name="P46">Geogebra</text:p>
            </text:list-item>
            <text:list-item>
              <text:p text:style-name="P47">Hot Potatoes</text:p>
            </text:list-item>
          </text:list>
        </text:list-item>
        <text:list-item>
          <text:p text:style-name="P48">Search engine</text:p>
          <text:list text:continue-numbering="true">
            <text:list-item>
              <text:p text:style-name="P49">Vypluje zoznam linkov kapitola-&gt;podkapitola-&gt;vysek vety (link)</text:p>
            </text:list-item>
          </text:list>
        </text:list-item>
        <text:list-item>
          <text:p text:style-name="P50">Buttony popri search</text:p>
          <text:list text:continue-numbering="true">
            <text:list-item>
              <text:p text:style-name="P51">Autory, „ako citovat“ = pop-upy s kratkim textom</text:p>
            </text:list-item>
            <text:list-item>
              <text:p text:style-name="P52">Slovník formou vyraz – definicia co sa zobrazi v pop-upe</text:p>
            </text:list-item>
          </text:list>
        </text:list-item>
      </text:list>
      <text:p text:style-name="Normal"><text:span text:style-name="T53">Predbezne je plan robit to cez MediaWiki s tim ze hlavna cast roboty ktoru Petrovic bude chciet vidiet z implementacneho pohdu bude search engine, skin, media v texte.</text:span></text:p>
      <text:h text:style-name="Heading1" text:outline-level="1"><text:bookmark-start text:name="_Toc401909278"/>1.<text:s/>Úvod<text:bookmark-end text:name="_Toc401909278"/></text:h>
      <text:h text:style-name="Heading2" text:outline-level="2"><text:bookmark-start text:name="_Toc401909279"/>1.1 Účel dokumentu<text:bookmark-end text:name="_Toc401909279"/></text:h>
      <text:h text:style-name="Heading2" text:outline-level="2"><text:bookmark-start text:name="_Toc401909280"/>1.2 Rozsah projektu<text:bookmark-end text:name="_Toc401909280"/></text:h>
      <text:h text:style-name="Heading2" text:outline-level="2"><text:bookmark-start text:name="_Toc401909281"/>1.3 Definície a skratky<text:bookmark-end text:name="_Toc401909281"/></text:h>
      <text:h text:style-name="Heading2" text:outline-level="2"><text:bookmark-start text:name="_Toc401909282"/>1.4 Odkazy<text:bookmark-end text:name="_Toc401909282"/><text:s/></text:h>
      <text:h text:style-name="Heading2" text:outline-level="2"><text:bookmark-start text:name="_Toc401909283"/>1.5 Prehlad zvysku dokumentu<text:bookmark-end text:name="_Toc401909283"/></text:h>
      <text:h text:style-name="Heading1" text:outline-level="1"><text:bookmark-start text:name="_Toc401909284"/>2. Vseobecny popis<text:bookmark-end text:name="_Toc401909284"/></text:h>
      <text:h text:style-name="Heading2" text:outline-level="2"><text:bookmark-start text:name="_Toc401909285"/>2.1 Perspektíva produktu<text:bookmark-end text:name="_Toc401909285"/></text:h>
      <text:h text:style-name="Heading2" text:outline-level="2"><text:bookmark-start text:name="_Toc401909286"/>2.2 Funkcie produktu<text:bookmark-end text:name="_Toc401909286"/></text:h>
      <text:h text:style-name="Heading2" text:outline-level="2"><text:bookmark-start text:name="_Toc401909287"/>2.3 Triedy pouzivatelov<text:bookmark-end text:name="_Toc401909287"/></text:h>
      <text:h text:style-name="Heading2" text:outline-level="2"><text:bookmark-start text:name="_Toc401909288"/>2.4 Obmedzenia<text:bookmark-end text:name="_Toc401909288"/></text:h>
      <text:p text:style-name="Normal">Pouzviatel musi mat nevyhnutne internet</text:p>
      <text:h text:style-name="Heading2" text:outline-level="2"><text:bookmark-start text:name="_Toc401909289"/><text:soft-page-break/>2.5 Ocakávania a závislosti<text:bookmark-end text:name="_Toc401909289"/></text:h>
      <text:h text:style-name="Heading1" text:outline-level="1"><text:bookmark-start text:name="_Toc401909290"/>3. Specificke poziadavky<text:bookmark-end text:name="_Toc401909290"/></text:h>
      <text:h text:style-name="Heading2" text:outline-level="2">3.1 Vytváranie dokumentu</text:h>
      <text:h text:style-name="Heading3" text:outline-level="3">3.1.1 Pridávanie textu</text:h>
      <text:p text:style-name="Normal">Popis:<text:s/>Pouzivatel<text:s/>bude zadávat text, s moznostou pridat nadpis, podnadpis, bold, kurzívu.</text:p>
      <text:p text:style-name="Normal">Priorita: Vysoká</text:p>
      <text:p text:style-name="Normal">Opakovanosť: 1x za mesiac</text:p>
      <text:h text:style-name="Heading3" text:outline-level="3">3.1.2 Pridávanie geogebry</text:h>
      <text:p text:style-name="Normal">Popis: Pouzivatel pridá výstup generovaný geogebrou.</text:p>
      <text:p text:style-name="Normal">Priorita: Vysoká</text:p>
      <text:p text:style-name="Normal">Opakovanosť: 1x za mesiac</text:p>
      <text:h text:style-name="Heading3" text:outline-level="3">3.1.3 Pridávanie obrázkov<text:s/></text:h>
      <text:p text:style-name="Normal">Popis: Pouzivatel pridá<text:s/>jpg/bmp/png/gif.</text:p>
      <text:p text:style-name="Normal">Priorita: Vysoká</text:p>
      <text:p text:style-name="Normal">Opakovanosť: 1x za mesiac</text:p>
      <text:h text:style-name="Heading3" text:outline-level="3">3.1.4 Pridávanie videa<text:s/></text:h>
      <text:p text:style-name="Normal">Popis: Pouzivatel pridá<text:s/><text:s/>video.</text:p>
      <text:p text:style-name="Normal">Priorita:<text:s/>Nízka</text:p>
      <text:p text:style-name="Normal">Opakovanosť: 1x za mesiac</text:p>
      <text:h text:style-name="Heading3" text:outline-level="3">3.1.5 Pridávanie hot potatoes<text:s/></text:h>
      <text:p text:style-name="Normal">Popis: Pouzivatel pridá výstup generovaný<text:s/>Hot Potatoes.</text:p>
      <text:p text:style-name="Normal">Priorita:<text:s/>Nízka</text:p>
      <text:p text:style-name="Normal">Opakovanosť: 1x za mesiac</text:p>
      <text:h text:style-name="Heading2" text:outline-level="2">3.2 Prehliadanie dokumentu</text:h>
      <text:h text:style-name="Heading3" text:outline-level="3">3.2.1 <text:s/>Vyhladavanie v texte</text:h>
      <text:p text:style-name="Normal">Popis: Pouzivatel zadá klucove slovo a stranka prehlada vsetky kapitoly a podkapitoly a vráti všetky výskyty daného výrazu v dokumente. Uzivatel dostane kapitolu, podkapitolu <text:s/>a link na nu.</text:p>
      <text:p text:style-name="Normal">Priorita: Vysoká</text:p>
      <text:p text:style-name="Normal">Opakovanosť: Okolo 10x za den</text:p>
      <text:p text:style-name="Normal"/>
      <text:h text:style-name="Heading2" text:outline-level="2">3.3 Úprava dokumentu</text:h>
      <text:h text:style-name="Heading1" text:outline-level="1"><text:bookmark-start text:name="_Toc401909291"/>4. Dodatky<text:bookmark-end text:name="_Toc401909291"/></text:h>
      <text:h text:style-name="Heading1" text:outline-level="1"><text:bookmark-start text:name="_Toc401909292"/>5. Index<text:bookmark-end text:name="_Toc401909292"/>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TOCHeading" style:display-name="TOC Heading" style:family="paragraph" style:parent-style-name="Heading1" style:next-style-name="Normal">
      <style:text-properties fo:language="en" fo:country="US" style:language-asian="ja" style:country-asian="JP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Page<text:s/><text:span text:style-name="T3"><text:page-number text:fixed="false">5</text:page-number></text:span><text:s/>of<text:s/><text:span text:style-name="T4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ranislav</meta:initial-creator>
    <dc:creator>Branislav</dc:creator>
    <meta:creation-date>2014-10-24T09:35:00Z</meta:creation-date>
    <dc:date>2014-10-24T09:35:00Z</dc:date>
    <meta:template xlink:href="Normal.dotm" xlink:type="simple"/>
    <meta:editing-cycles>2</meta:editing-cycles>
    <meta:editing-duration>PT0S</meta:editing-duration>
    <meta:document-statistic meta:page-count="5" meta:paragraph-count="7" meta:word-count="533" meta:character-count="3566" meta:row-count="25" meta:non-whitespace-character-count="3040"/>
  </office:meta>
</office:document-meta>
</file>